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11in"/>
    </style:style>
    <style:style style:name="co2" style:family="table-column">
      <style:table-column-properties fo:break-before="auto" style:column-width="1.3508in"/>
    </style:style>
    <style:style style:name="co3" style:family="table-column">
      <style:table-column-properties fo:break-before="auto" style:column-width="1.7075in"/>
    </style:style>
    <style:style style:name="co4" style:family="table-column">
      <style:table-column-properties fo:break-before="auto" style:column-width="1.086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ffff00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4" style:family="table-cell" style:parent-style-name="Default" style:data-style-name="N121">
      <style:text-properties fo:font-size="12pt" style:font-size-asian="12pt" style:font-size-complex="12pt"/>
    </style:style>
    <style:style style:name="ce5" style:family="table-cell" style:parent-style-name="Default" style:data-style-name="N121">
      <style:table-cell-properties fo:background-color="#ffff00"/>
      <style:text-properties fo:font-size="12pt" style:font-size-asian="12pt" style:font-size-complex="12pt"/>
    </style:style>
    <style:style style:name="ce12" style:family="table-cell" style:parent-style-name="Default" style:data-style-name="N121">
      <style:table-cell-properties fo:background-color="transparent"/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.0469in" svg:height="4.526in" svg:x="4.3425in" svg:y="0.2268in">
            <draw:object draw:notify-on-update-of-ranges="Sheet1.A2:Sheet1.A10 Sheet1.B1:Sheet1.B1 Sheet1.B2:Sheet1.B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 calcext:value-type="string">
            <text:p>ecutwf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Relative Error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91.265306" calcext:value-type="float">
            <text:p>-91.265306</text:p>
          </table:table-cell>
          <table:table-cell table:style-name="ce1"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91.27285204" calcext:value-type="float">
            <text:p>-91.27285204</text:p>
          </table:table-cell>
          <table:table-cell table:style-name="ce4" table:formula="of:=ABS([.B2]-[.B3])" office:value-type="float" office:value="0.00754604000000825" calcext:value-type="float">
            <text:p>0.00754604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91.27471569" calcext:value-type="float">
            <text:p>-91.27471569</text:p>
          </table:table-cell>
          <table:table-cell table:style-name="ce4" table:formula="of:=ABS([.B3]-[.B4])" office:value-type="float" office:value="0.00186364999999" calcext:value-type="float">
            <text:p>0.00186365</text:p>
          </table:table-cell>
          <table:table-cell table:number-columns-repeated="1021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3" office:value-type="float" office:value="-91.27486498" calcext:value-type="float">
            <text:p>-91.27486498</text:p>
          </table:table-cell>
          <table:table-cell table:style-name="ce5" table:formula="of:=ABS([.B4]-[.B5])" office:value-type="float" office:value="0.000149290000010183" calcext:value-type="float">
            <text:p>0.00014929</text:p>
          </table:table-cell>
          <table:table-cell table:number-columns-repeated="1021"/>
        </table:table-row>
        <table:table-row table:style-name="ro1">
          <table:table-cell table:style-name="ce9" office:value-type="float" office:value="50" calcext:value-type="float">
            <text:p>50</text:p>
          </table:table-cell>
          <table:table-cell table:style-name="ce9" office:value-type="float" office:value="-91.27495511" calcext:value-type="float">
            <text:p>-91.27495511</text:p>
          </table:table-cell>
          <table:table-cell table:style-name="ce12" table:formula="of:=ABS([.B5]-[.B6])" office:value-type="float" office:value="0.0000901299999895855" calcext:value-type="float">
            <text:p>0.00009013</text:p>
          </table:table-cell>
          <table:table-cell table:number-columns-repeated="10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91.27498613" calcext:value-type="float">
            <text:p>-91.27498613</text:p>
          </table:table-cell>
          <table:table-cell table:style-name="ce4" table:formula="of:=ABS([.B6]-[.B7])" office:value-type="float" office:value="0.0000310200000086525" calcext:value-type="float">
            <text:p>0.00003102</text:p>
          </table:table-cell>
          <table:table-cell table:number-columns-repeated="102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91.27499966" calcext:value-type="float">
            <text:p>-91.27499966</text:p>
          </table:table-cell>
          <table:table-cell table:style-name="ce4" table:formula="of:=ABS([.B7]-[.B8])" office:value-type="float" office:value="0.0000135300000039251" calcext:value-type="float">
            <text:p>0.00001353</text:p>
          </table:table-cell>
          <table:table-cell table:number-columns-repeated="102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91.27501289" calcext:value-type="float">
            <text:p>-91.27501289</text:p>
          </table:table-cell>
          <table:table-cell table:style-name="ce4" table:formula="of:=ABS([.B8]-[.B9])" office:value-type="float" office:value="0.0000132299999933139" calcext:value-type="float">
            <text:p>0.00001323</text:p>
          </table:table-cell>
          <table:table-cell table:number-columns-repeated="102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91.27501624" calcext:value-type="float">
            <text:p>-91.27501624</text:p>
          </table:table-cell>
          <table:table-cell table:style-name="ce4" table:formula="of:=ABS([.B9]-[.B10])" office:value-type="float" office:value="0.00000335000000006858" calcext:value-type="float">
            <text:p>0.00000335</text:p>
          </table:table-cell>
          <table:table-cell table:number-columns-repeated="102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8" loext:min-decimal-places="8" number:min-integer-digits="1"/>
    </number:number-style>
    <number:number-style style:name="N122">
      <number:number number:decimal-places="9" loext:min-decimal-places="9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5" loext:min-decimal-places="15" number:min-integer-digits="1"/>
    </number:number-style>
    <number:number-style style:name="N126">
      <number:number number:decimal-places="12" loext:min-decimal-places="12" number:min-integer-digits="1"/>
    </number:number-style>
    <number:number-style style:name="N127">
      <number:number number:decimal-places="13" loext:min-decimal-places="13" number:min-integer-digits="1"/>
    </number:number-style>
    <number:number-style style:name="N128">
      <number:number number:decimal-places="14" loext:min-decimal-places="14" number:min-integer-digits="1"/>
    </number:number-style>
    <number:number-style style:name="N129">
      <number:number number:decimal-places="16" loext:min-decimal-places="1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1">00/00/0000</text:date>, <text:time style:data-style-name="N2" text:time-value="19:24:32.1688309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13T07:21:04.508690666</meta:creation-date>
    <dc:date>2024-12-21T19:30:56.176604462</dc:date>
    <meta:editing-duration>PT28M18S</meta:editing-duration>
    <meta:editing-cycles>5</meta:editing-cycles>
    <meta:generator>LibreOffice/6.4.7.2$Linux_X86_64 LibreOffice_project/40$Build-2</meta:generator>
    <meta:document-statistic meta:table-count="1" meta:cell-count="3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91.277" chart:maximum="-91.2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circle" chart:symbol-width="0.15cm" chart:symbol-height="0.15cm" chart:link-data-style-to-source="true"/>
      <style:graphic-properties draw:stroke="none" svg:stroke-width="0.051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44cm" svg:height="11.497cm" xlink:href=".." xlink:type="simple" chart:class="chart:scatter" chart:style-name="ch1">
        <chart:legend chart:legend-position="end" svg:x="19.447cm" svg:y="5.449cm" style:legend-expansion="high" chart:style-name="ch2"/>
        <chart:plot-area chart:style-name="ch3" table:cell-range-address="Sheet1.A2:Sheet1.B10 Sheet1.B1:Sheet1.B1" chart:data-source-has-labels="row" svg:x="0.408cm" svg:y="0.229cm" svg:width="18.631cm" svg:height="11.039cm">
          <chartooo:coordinate-region svg:x="1.797cm" svg:y="0.428cm" svg:width="16.962cm" svg:height="10.8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0" chart:label-cell-address="Sheet1.B1:Sheet1.B1" chart:class="chart:scatter">
            <chart:domain table:cell-range-address="Sheet1.A2:Sheet1.A10"/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2:Sheet1.A10</svg:desc>
                </draw:g>
              </table:table-cell>
              <table:table-cell office:value-type="float" office:value="-91.265306">
                <text:p>-91.265306</text:p>
                <draw:g>
                  <svg:desc>Sheet1.B2:Sheet1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-91.27285204">
                <text:p>-91.272852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-91.27471569">
                <text:p>-91.274715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-91.27486498">
                <text:p>-91.274864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-91.27495511">
                <text:p>-91.274955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-91.27498613">
                <text:p>-91.274986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-91.27499966">
                <text:p>-91.274999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-91.27501289">
                <text:p>-91.275012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-91.27501624">
                <text:p>-91.275016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